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Verdana"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Verdana" fo:font-size="14pt" fo:font-weight="normal" fo:background-color="#00cc00" style:font-size-asian="14pt" style:font-weight-asian="normal" style:font-size-complex="14pt" style:font-weight-complex="normal"/>
    </style:style>
    <style:style style:name="T3" style:family="text">
      <style:text-properties style:font-name="Verdana" fo:font-size="14pt" fo:font-weight="normal" fo:background-color="#66ff66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Übungsaufgabe zum Wochenabschluss:</text:p>
      <text:p text:style-name="P1"/>
      <text:p text:style-name="Standard"><text:span text:style-name="T1">Nutzen Sie den Prüfungssimulator <text:line-break/></text:span><text:a xlink:type="simple" xlink:href="https://www.rheinwerk-verlag.de/lpic-1_4668/" text:style-name="Internet_20_link" text:visited-style-name="Visited_20_Internet_20_Link"><text:span text:style-name="T1">https://www.rheinwerk-verlag.de/lpic-1_4668/</text:span></text:a><text:span text:style-name="T1"><text:line-break/><text:line-break/>oder <text:line-break/><text:line-break/>Ihr Buch ab S. 221 und wagen Sie sich an die Fragen zur LPI-101 Prüfung.<text:line-break/><text:line-break/>Diese Übung wird Ihnen helfen herauszufinden wo Sie stehen und ob Sie sich schon zur 1. Prüfung anmelden sollten.<text:line-break/><text:line-break/>Benchmark: </text:span><text:span text:style-name="T3">&gt; 50% richtig</text:span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29T08:06:17.68</meta:creation-date>
    <dc:date>2020-04-24T07:44:26.34</dc:date>
    <meta:editing-duration>PT5H24M30S</meta:editing-duration>
    <meta:editing-cycles>9</meta:editing-cycles>
    <meta:generator>OpenOffice/4.1.7$Win32 OpenOffice.org_project/417m1$Build-9800</meta:generator>
    <meta:document-statistic meta:table-count="0" meta:image-count="0" meta:object-count="0" meta:page-count="1" meta:paragraph-count="2" meta:word-count="47" meta:character-count="335"/>
  </office:meta>
</office:document-meta>
</file>